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964" officeooo:paragraph-rsid="000f4964"/>
    </style:style>
    <style:style style:name="T1" style:family="text">
      <style:text-properties officeooo:rsid="000fa84d"/>
    </style:style>
    <style:style style:name="T2" style:family="text">
      <style:text-properties officeooo:rsid="00106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</text:p>
      <text:p text:style-name="P1">-Education</text:p>
      <text:p text:style-name="P1">-Relevant Experience</text:p>
      <text:p text:style-name="P1">-Performance Experience</text:p>
      <text:p text:style-name="P1"><text:tab/>-<text:span text:style-name="T1">Classical</text:span></text:p>
      <text:p text:style-name="P1"><text:tab/>2020 American Trombone Workshop Day 3</text:p>
      <text:p text:style-name="P1"><text:tab/>-jazz</text:p>
      <text:p text:style-name="P1"><text:tab/>-orchestra</text:p>
      <text:p text:style-name="P1"><text:tab/>-solo etc.</text:p>
      <text:p text:style-name="P1">-Competitions</text:p>
      <text:p text:style-name="P1">-Recitals</text:p>
      <text:p text:style-name="P1">-CD’s</text:p>
      <text:p text:style-name="P1">-<text:span text:style-name="T2">Service</text:span> areas</text:p>
      <text:p text:style-name="P1">-Additional experiences</text:p>
      <text:p text:style-name="P1">-Memberships</text:p>
      <text:p text:style-name="P1">-Teachers and 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4:15:17.009000000</meta:creation-date>
    <meta:generator>Neat_Office/6.2.8.2$Windows_x86 LibreOffice_project/</meta:generator>
    <dc:date>2021-02-16T17:58:38.839000000</dc:date>
    <meta:editing-duration>P13DT1H56M57S</meta:editing-duration>
    <meta:editing-cycles>4</meta:editing-cycles>
    <meta:document-statistic meta:table-count="0" meta:image-count="0" meta:object-count="0" meta:page-count="1" meta:paragraph-count="16" meta:word-count="28" meta:character-count="236" meta:non-whitespace-character-count="219"/>
  </office:meta>
</office:document-meta>
</file>